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24pt" style:font-size-asian="24pt" style:font-size-complex="24pt"/>
    </style:style>
    <style:style style:name="P4" style:family="paragraph">
      <style:text-properties fo:font-family="Arial" style:font-style-name="Regular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style-name="Regular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1" draw:id="id1" draw:layer="layout" svg:width="9.999cm" svg:height="2.567cm" svg:x="0.203cm" svg:y="0.113cm">
          <text:p text:style-name="P1"><text:span text:style-name="T1">Uniform</text:span></text:p>
          <text:p text:style-name="P2"><text:span text:style-name="T1">Reliable Broadcast</text:span></text:p>
        </draw:rect>
        <draw:rect draw:style-name="gr1" draw:text-style-name="P3" xml:id="id3" draw:id="id3" draw:layer="layout" svg:width="9.999cm" svg:height="2.567cm" svg:x="0.203cm" svg:y="5.614cm">
          <text:p text:style-name="P1"><text:span text:style-name="T1">Uniform</text:span></text:p>
          <text:p text:style-name="P2"><text:span text:style-name="T1">FIFO Broadcast</text:span></text:p>
        </draw:rect>
        <draw:rect draw:style-name="gr1" draw:text-style-name="P3" xml:id="id5" draw:id="id5" draw:layer="layout" svg:width="9.999cm" svg:height="2.567cm" svg:x="0.203cm" svg:y="11.215cm">
          <text:p text:style-name="P1"><text:span text:style-name="T1">Uniform</text:span></text:p>
          <text:p text:style-name="P2"><text:span text:style-name="T1">Causal Broadcast</text:span></text:p>
        </draw:rect>
        <draw:rect draw:style-name="gr1" draw:text-style-name="P3" xml:id="id2" draw:id="id2" draw:layer="layout" svg:width="9.999cm" svg:height="2.567cm" svg:x="16.334cm" svg:y="0.114cm">
          <text:p text:style-name="P1"><text:span text:style-name="T1">Uniform</text:span></text:p>
          <text:p text:style-name="P2"><text:span text:style-name="T1">Atomic Broadcast</text:span></text:p>
        </draw:rect>
        <draw:rect draw:style-name="gr1" draw:text-style-name="P3" xml:id="id4" draw:id="id4" draw:layer="layout" svg:width="9.999cm" svg:height="2.567cm" svg:x="16.334cm" svg:y="5.615cm">
          <text:p text:style-name="P1"><text:span text:style-name="T1">Uniform</text:span></text:p>
          <text:p text:style-name="P2"><text:span text:style-name="T1">FIFO Atomic Broadcast</text:span></text:p>
        </draw:rect>
        <draw:rect draw:style-name="gr1" draw:text-style-name="P3" xml:id="id6" draw:id="id6" draw:layer="layout" svg:width="9.999cm" svg:height="2.567cm" svg:x="16.334cm" svg:y="11.216cm">
          <text:p text:style-name="P1"><text:span text:style-name="T1">Uniform</text:span></text:p>
          <text:p text:style-name="P2"><text:span text:style-name="T1">Causal Atomic Broadcast\</text:span></text:p>
        </draw:rect>
        <draw:connector draw:style-name="gr2" draw:text-style-name="P4" draw:layer="layout" draw:type="line" svg:x1="10.202cm" svg:y1="1.396cm" svg:x2="16.334cm" svg:y2="1.397cm" draw:start-shape="id1" draw:start-glue-point="1" draw:end-shape="id2" draw:end-glue-point="3" svg:d="m10202 1396 6132 1">
          <text:p/>
        </draw:connector>
        <draw:connector draw:style-name="gr2" draw:text-style-name="P4" draw:layer="layout" draw:type="line" svg:x1="10.202cm" svg:y1="6.897cm" svg:x2="16.334cm" svg:y2="6.898cm" draw:start-shape="id3" draw:start-glue-point="1" draw:end-shape="id4" draw:end-glue-point="3" svg:d="m10202 6897 6132 1">
          <text:p/>
        </draw:connector>
        <draw:connector draw:style-name="gr2" draw:text-style-name="P4" draw:layer="layout" draw:type="line" svg:x1="10.202cm" svg:y1="12.498cm" svg:x2="16.334cm" svg:y2="12.499cm" draw:start-shape="id5" draw:start-glue-point="1" draw:end-shape="id6" draw:end-glue-point="3" svg:d="m10202 12498 6132 1">
          <text:p/>
        </draw:connector>
        <draw:connector draw:style-name="gr2" draw:text-style-name="P4" draw:layer="layout" draw:type="line" svg:x1="5.202cm" svg:y1="2.68cm" svg:x2="5.202cm" svg:y2="5.614cm" draw:start-shape="id1" draw:start-glue-point="2" draw:end-shape="id3" draw:end-glue-point="0" svg:d="m5202 2680v2934">
          <text:p/>
        </draw:connector>
        <draw:connector draw:style-name="gr2" draw:text-style-name="P4" draw:layer="layout" draw:type="line" svg:x1="5.202cm" svg:y1="8.181cm" svg:x2="5.202cm" svg:y2="11.215cm" draw:start-shape="id3" draw:start-glue-point="2" draw:end-shape="id5" draw:end-glue-point="0" svg:d="m5202 8181v3034">
          <text:p/>
        </draw:connector>
        <draw:connector draw:style-name="gr2" draw:text-style-name="P4" draw:layer="layout" draw:type="line" svg:x1="21.333cm" svg:y1="2.681cm" svg:x2="21.333cm" svg:y2="5.615cm" draw:start-shape="id2" draw:start-glue-point="2" draw:end-shape="id4" draw:end-glue-point="0" svg:d="m21333 2681v2934">
          <text:p/>
        </draw:connector>
        <draw:connector draw:style-name="gr2" draw:text-style-name="P4" draw:layer="layout" draw:type="line" svg:x1="21.333cm" svg:y1="8.182cm" svg:x2="21.333cm" svg:y2="11.216cm" draw:start-shape="id4" draw:start-glue-point="2" draw:end-shape="id6" draw:end-glue-point="0" svg:d="m21333 8182v3034">
          <text:p/>
        </draw:connector>
        <draw:frame draw:style-name="gr3" draw:layer="layout" svg:width="6.145cm" svg:height="0.962cm" svg:x="2.657cm" svg:y="3.418cm">
          <draw:text-box>
            <text:p text:style-name="P2">Uniform FIFO Order</text:p>
          </draw:text-box>
        </draw:frame>
        <draw:frame draw:style-name="gr3" draw:layer="layout" svg:width="6.678cm" svg:height="0.962cm" svg:x="2.657cm" svg:y="8.919cm">
          <draw:text-box>
            <text:p text:style-name="P2">Uniform Causal Order</text:p>
          </draw:text-box>
        </draw:frame>
        <draw:frame draw:style-name="gr3" draw:layer="layout" svg:width="6.145cm" svg:height="0.962cm" svg:x="18.857cm" svg:y="3.419cm">
          <draw:text-box>
            <text:p text:style-name="P2">Uniform FIFO Order</text:p>
          </draw:text-box>
        </draw:frame>
        <draw:frame draw:style-name="gr3" draw:layer="layout" svg:width="6.678cm" svg:height="0.962cm" svg:x="18.858cm" svg:y="8.92cm">
          <draw:text-box>
            <text:p text:style-name="P2">Uniform Causal Order</text:p>
          </draw:text-box>
        </draw:frame>
        <draw:frame draw:style-name="gr3" draw:layer="layout" svg:width="6.031cm" svg:height="0.962cm" svg:x="10.257cm" svg:y="1.319cm">
          <draw:text-box>
            <text:p text:style-name="P2">Uniform Total Order</text:p>
          </draw:text-box>
        </draw:frame>
        <draw:frame draw:style-name="gr3" draw:layer="layout" svg:width="6.031cm" svg:height="0.962cm" svg:x="10.258cm" svg:y="6.82cm">
          <draw:text-box>
            <text:p text:style-name="P2">Uniform Total Order</text:p>
          </draw:text-box>
        </draw:frame>
        <draw:frame draw:style-name="gr3" draw:layer="layout" svg:width="6.031cm" svg:height="0.962cm" svg:x="10.259cm" svg:y="12.421cm">
          <draw:text-box>
            <text:p text:style-name="P2">Uniform Total Order</text:p>
          </draw:text-box>
        </draw:frame>
        <draw:frame draw:style-name="gr3" draw:layer="layout" svg:width="6.145cm" svg:height="0.962cm" svg:x="18.858cm" svg:y="3.419cm">
          <draw:text-box>
            <text:p text:style-name="P2">Uniform FIFO Or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09-27T08:59:50</meta:creation-date>
    <dc:date>2011-09-27T11:00:57</dc:date>
    <dc:creator>Alberto Montresor</dc:creator>
    <meta:editing-duration>PT2H1M8S</meta:editing-duration>
    <meta:editing-cycles>4</meta:editing-cycles>
    <meta:generator>OpenOffice.org/3.3$Unix OpenOffice.org_project/330m20$Build-9567</meta:generator>
    <meta:document-statistic meta:object-count="21"/>
  </office:meta>
</office:document-meta>
</file>